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size="15pt" officeooo:rsid="0007e178" officeooo:paragraph-rsid="0007e178" style:font-size-asian="15pt" style:font-size-complex="15pt"/>
    </style:style>
    <style:style style:name="P2" style:family="paragraph" style:parent-style-name="Heading_20_3">
      <style:paragraph-properties fo:break-before="page"/>
      <style:text-properties fo:font-size="15pt" officeooo:paragraph-rsid="0007f18b" style:font-size-asian="15pt" style:font-size-complex="15pt"/>
    </style:style>
    <style:style style:name="P3" style:family="paragraph" style:parent-style-name="Heading_20_4">
      <style:text-properties fo:font-style="normal" style:font-style-asian="normal" style:font-style-complex="normal"/>
    </style:style>
    <style:style style:name="P4" style:family="paragraph" style:parent-style-name="Heading_20_4">
      <style:text-properties fo:font-style="normal" officeooo:paragraph-rsid="0007f18b" style:font-style-asian="normal" style:font-style-complex="normal"/>
    </style:style>
    <style:style style:name="P5" style:family="paragraph" style:parent-style-name="Standard">
      <style:text-properties officeooo:rsid="0007e178" officeooo:paragraph-rsid="0007f18b"/>
    </style:style>
    <style:style style:name="P6" style:family="paragraph" style:parent-style-name="Standard" style:list-style-name="L4">
      <style:text-properties officeooo:rsid="0007e178" officeooo:paragraph-rsid="0007e178"/>
    </style:style>
    <style:style style:name="P7" style:family="paragraph" style:parent-style-name="Standard">
      <style:paragraph-properties fo:text-align="center" style:justify-single-word="false"/>
      <style:text-properties fo:font-size="10pt" officeooo:rsid="0007e178" officeooo:paragraph-rsid="0007e178" style:font-size-asian="8.75pt" style:font-size-complex="10pt"/>
    </style:style>
    <style:style style:name="P8" style:family="paragraph" style:parent-style-name="Standard">
      <style:paragraph-properties fo:text-align="center" style:justify-single-word="false"/>
      <style:text-properties fo:font-size="18pt" officeooo:rsid="0007e178" officeooo:paragraph-rsid="0007e178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officeooo:rsid="0007e178" officeooo:paragraph-rsid="0007e178" style:font-size-asian="18pt" style:font-weight-asian="bold" style:font-size-complex="18pt" style:font-weight-complex="bold"/>
    </style:style>
    <style:style style:name="P10" style:family="paragraph" style:parent-style-name="Standard" style:list-style-name="L1">
      <style:text-properties officeooo:rsid="0007f18b" officeooo:paragraph-rsid="0007f18b"/>
    </style:style>
    <style:style style:name="P11" style:family="paragraph" style:parent-style-name="Text_20_body">
      <style:text-properties officeooo:rsid="0007f18b" officeooo:paragraph-rsid="0007f18b"/>
    </style:style>
    <style:style style:name="P12" style:family="paragraph" style:parent-style-name="Text_20_body">
      <style:paragraph-properties fo:text-align="justify" style:justify-single-word="false"/>
      <style:text-properties officeooo:rsid="0007f18b" officeooo:paragraph-rsid="0016a53a"/>
    </style:style>
    <style:style style:name="P13" style:family="paragraph" style:parent-style-name="Text_20_body">
      <style:text-properties fo:font-style="normal" style:font-style-asian="normal" style:font-style-complex="normal"/>
    </style:style>
    <style:style style:name="P14" style:family="paragraph" style:parent-style-name="Text_20_body">
      <style:text-properties fo:font-style="normal" officeooo:paragraph-rsid="0013aca5" style:font-style-asian="normal" style:font-style-complex="normal"/>
    </style:style>
    <style:style style:name="P15" style:family="paragraph" style:parent-style-name="Text_20_body">
      <style:text-properties fo:font-style="normal" officeooo:rsid="00172dfc" officeooo:paragraph-rsid="00172dfc" style:font-style-asian="normal" style:font-style-complex="normal"/>
    </style:style>
    <style:style style:name="P16" style:family="paragraph" style:parent-style-name="Text_20_body">
      <style:paragraph-properties fo:text-align="justify" style:justify-single-word="false"/>
      <style:text-properties officeooo:rsid="0009306d" officeooo:paragraph-rsid="0009306d"/>
    </style:style>
    <style:style style:name="P17" style:family="paragraph" style:parent-style-name="Text_20_body" style:list-style-name="L5">
      <style:paragraph-properties fo:text-align="justify" style:justify-single-word="false"/>
      <style:text-properties officeooo:rsid="000a2a1d" officeooo:paragraph-rsid="000a2a1d"/>
    </style:style>
    <style:style style:name="P18" style:family="paragraph" style:parent-style-name="Text_20_body" style:list-style-name="L5">
      <style:paragraph-properties fo:text-align="justify" style:justify-single-word="false"/>
      <style:text-properties officeooo:rsid="000ea880" officeooo:paragraph-rsid="000ea880"/>
    </style:style>
    <style:style style:name="P19" style:family="paragraph" style:parent-style-name="Text_20_body" style:list-style-name="">
      <style:paragraph-properties fo:line-height="115%" fo:text-align="justify" style:justify-single-word="false"/>
      <style:text-properties officeooo:rsid="000ea880" officeooo:paragraph-rsid="000ea880"/>
    </style:style>
    <style:style style:name="P20" style:family="paragraph" style:parent-style-name="Text_20_body" style:list-style-name="">
      <style:paragraph-properties fo:line-height="115%" fo:text-align="justify" style:justify-single-word="false" fo:break-before="page"/>
      <style:text-properties officeooo:rsid="000ea880" officeooo:paragraph-rsid="000ea880"/>
    </style:style>
    <style:style style:name="P21" style:family="paragraph" style:parent-style-name="Text_20_body">
      <style:paragraph-properties fo:text-align="justify" style:justify-single-word="false"/>
      <style:text-properties fo:font-weight="bold" officeooo:rsid="000a2a1d" officeooo:paragraph-rsid="000a2a1d" style:font-weight-asian="bold" style:font-weight-complex="bold"/>
    </style:style>
    <style:style style:name="P22" style:family="paragraph" style:parent-style-name="Text_20_body">
      <style:paragraph-properties fo:text-align="justify" style:justify-single-word="false"/>
      <style:text-properties fo:font-weight="bold" officeooo:rsid="000f76a2" officeooo:paragraph-rsid="000f76a2" style:font-weight-asian="bold" style:font-weight-complex="bold"/>
    </style:style>
    <style:style style:name="P23" style:family="paragraph" style:parent-style-name="Text_20_body">
      <style:text-properties fo:font-weight="bold" officeooo:rsid="0013aca5" officeooo:paragraph-rsid="0013aca5" style:font-weight-asian="bold" style:font-weight-complex="bold"/>
    </style:style>
    <style:style style:name="P24" style:family="paragraph" style:parent-style-name="Text_20_body">
      <style:text-properties fo:font-weight="bold" officeooo:rsid="0013aca5" officeooo:paragraph-rsid="00172dfc" style:font-weight-asian="bold" style:font-weight-complex="bold"/>
    </style:style>
    <style:style style:name="P25" style:family="paragraph" style:parent-style-name="Text_20_body">
      <style:paragraph-properties fo:text-align="justify" style:justify-single-word="false"/>
      <style:text-properties fo:font-style="italic" officeooo:rsid="000ea880" officeooo:paragraph-rsid="000ea880" style:font-style-asian="italic" style:font-style-complex="italic"/>
    </style:style>
    <style:style style:name="P26" style:family="paragraph" style:parent-style-name="Text_20_body">
      <style:paragraph-properties fo:text-align="justify" style:justify-single-word="false"/>
      <style:text-properties fo:font-weight="normal" officeooo:rsid="000f76a2" officeooo:paragraph-rsid="000f76a2" style:font-weight-asian="normal" style:font-weight-complex="normal"/>
    </style:style>
    <style:style style:name="T1" style:family="text">
      <style:text-properties officeooo:rsid="0007f18b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7e178" style:font-style-asian="normal" style:font-style-complex="normal"/>
    </style:style>
    <style:style style:name="T4" style:family="text">
      <style:text-properties fo:font-style="normal" officeooo:rsid="0007f18b" style:font-style-asian="normal" style:font-style-complex="normal"/>
    </style:style>
    <style:style style:name="T5" style:family="text">
      <style:text-properties fo:font-style="normal" officeooo:rsid="000a2a1d" style:font-style-asian="normal" style:font-style-complex="normal"/>
    </style:style>
    <style:style style:name="T6" style:family="text">
      <style:text-properties fo:font-style="normal" officeooo:rsid="000ea880" style:font-style-asian="normal" style:font-style-complex="normal"/>
    </style:style>
    <style:style style:name="T7" style:family="text">
      <style:text-properties fo:font-style="normal" officeooo:rsid="0010d207" style:font-style-asian="normal" style:font-style-complex="normal"/>
    </style:style>
    <style:style style:name="T8" style:family="text">
      <style:text-properties fo:font-style="normal" officeooo:rsid="0012115c" style:font-style-asian="normal" style:font-style-complex="normal"/>
    </style:style>
    <style:style style:name="T9" style:family="text">
      <style:text-properties fo:font-style="normal" officeooo:rsid="0013aca5" style:font-style-asian="normal" style:font-style-complex="normal"/>
    </style:style>
    <style:style style:name="T10" style:family="text">
      <style:text-properties fo:font-style="normal" officeooo:rsid="0015a1a7" style:font-style-asian="normal" style:font-style-complex="normal"/>
    </style:style>
    <style:style style:name="T11" style:family="text">
      <style:text-properties fo:font-style="normal" officeooo:rsid="001520b5" style:font-style-asian="normal" style:font-style-complex="normal"/>
    </style:style>
    <style:style style:name="T12" style:family="text">
      <style:text-properties fo:font-style="normal" officeooo:rsid="0016a53a" style:font-style-asian="normal" style:font-style-complex="normal"/>
    </style:style>
    <style:style style:name="T13" style:family="text">
      <style:text-properties fo:font-style="normal" officeooo:rsid="00172dfc" style:font-style-asian="normal" style:font-style-complex="normal"/>
    </style:style>
    <style:style style:name="T14" style:family="text">
      <style:text-properties fo:font-size="15pt" fo:font-style="normal" officeooo:rsid="0007e178" style:font-size-asian="15pt" style:font-style-asian="normal" style:font-size-complex="15pt" style:font-style-complex="normal"/>
    </style:style>
    <style:style style:name="T15" style:family="text">
      <style:text-properties officeooo:rsid="0009306d"/>
    </style:style>
    <style:style style:name="T16" style:family="text">
      <style:text-properties fo:font-style="italic" style:text-underline-style="none" officeooo:rsid="000ea880" style:font-style-asian="italic" style:font-style-complex="italic"/>
    </style:style>
    <style:style style:name="T17" style:family="text">
      <style:text-properties officeooo:rsid="0013aca5"/>
    </style:style>
    <style:style style:name="T18" style:family="text">
      <style:text-properties officeooo:rsid="001520b5"/>
    </style:style>
    <style:style style:name="T19" style:family="text">
      <style:text-properties officeooo:rsid="0015a1a7"/>
    </style:style>
    <style:style style:name="T20" style:family="text">
      <style:text-properties officeooo:rsid="00166816"/>
    </style:style>
    <style:style style:name="T21" style:family="text">
      <style:text-properties officeooo:rsid="0016a53a"/>
    </style:style>
    <style:style style:name="T22" style:family="text">
      <style:text-properties officeooo:rsid="00172dfc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Wprowadzenie do </text:p>
      <text:p text:style-name="P8">systemów komputerowych</text:p>
      <text:p text:style-name="P9">Sprawozdanie z projektu</text:p>
      <text:p text:style-name="P8">________________________</text:p>
      <text:p text:style-name="P7">Filip Pyra 280112</text:p>
      <text:p text:style-name="P7"/>
      <text:h text:style-name="P1" text:outline-level="3">Zadanie 1 – symulacja planowania czasu procesora</text:h>
      <text:h text:style-name="P3" text:outline-level="4">Wybrane algorytmy:</text:h>
      <text:list text:style-name="L4">
        <text:list-item>
          <text:p text:style-name="P6">FCFS</text:p>
        </text:list-item>
        <text:list-item>
          <text:p text:style-name="P6">SJF (nie wywłaszczający)</text:p>
        </text:list-item>
        <text:list-item>
          <text:p text:style-name="P6">SJF (wywłaszczający)</text:p>
          <text:p text:style-name="P6"/>
        </text:list-item>
      </text:list>
      <text:h text:style-name="P3" text:outline-level="4">Kryterium Oceniania <text:span text:style-name="T1">algorytmów</text:span>:</text:h>
      <text:p text:style-name="P12">Jako kryterium oceniania i porównania algorytmów, został przyjęty średni czas oczekiwania <text:span text:style-name="T15">procesów</text:span> (average response time). Jest to kryterium które pozwala ocenić <text:span text:style-name="T15">ile czasu dla średniego procesu jest potrzebne na jego wykonanie.</text:span><text:span text:style-name="T20"> </text:span><text:span text:style-name="T21">Średni czas oczekiwania jest wyrażany wzorem:</text:span></text:p>
      <text:p text:style-name="P12"><text:span text:style-name="T20">Im niższy średni czas oczekiwania tym lepiej.</text:span></text:p>
      <text:h text:style-name="P3" text:outline-level="4"><text:span text:style-name="T1">Przedstawienie danych</text:span>:</text:h>
      <text:p text:style-name="P16"><text:span text:style-name="T2">Dane wejściowe składały się z list z różną ilością procesów. Procesy te miały różną złożoność (czas trwania) oraz różny czas przybycia w trakcie symulacji. </text:span><text:span text:style-name="T5">Dane wejściowe zostały podzielone na różnye typy, gdzie każdy typ charakteryzuje się jakąś konkretną cechą, którą dany zestaw danych odróżnia się od innych. Dane zostały wygenrowane za pomocą skrypu w pythonie dołaczonego do zadania, </text:span><text:span text:style-name="T6">a ich suche formy znajdują się w katalogu </text:span><text:span text:style-name="T16">zad1/datafiles/</text:span></text:p>
      <text:p text:style-name="P21"><text:span text:style-name="T2">Podział danych na kategorie:</text:span></text:p>
      <text:list text:style-name="L5">
        <text:list-item>
          <text:p text:style-name="P17"><text:span text:style-name="T2">Po liczbie procesów (mało, dużo)</text:span></text:p>
        </text:list-item>
        <text:list-item>
          <text:p text:style-name="P17"><text:span text:style-name="T2">Po czasie wykonania procesów (długie, krótkie)</text:span></text:p>
        </text:list-item>
        <text:list-item>
          <text:p text:style-name="P17"><text:span text:style-name="T2">Po momentach przybycia procesów (małe odstępy, duże odstępy)</text:span></text:p>
        </text:list-item>
        <text:list-item>
          <text:p text:style-name="P18"><text:span text:style-name="T2">Losowe </text:span><text:span text:style-name="T9">d</text:span><text:span text:style-name="T2">ane</text:span></text:p>
        </text:list-item>
      </text:list>
      <text:p text:style-name="P19"><text:span text:style-name="T2"/></text:p>
      <text:p text:style-name="P20"><text:span text:style-name="T2"/></text:p>
      <text:p text:style-name="P19"><text:span text:style-name="T2"/></text:p>
      <text:p text:style-name="P22"><text:span text:style-name="T2">Dane po liczbie procesów:</text:span></text:p>
      <text:p text:style-name="P26"><text:span text:style-name="T2">Dane zostały przygotowane w taki sposób, że wszystkie procesy trwają pomiędzy </text:span><text:span text:style-name="T8">5</text:span><text:span text:style-name="T2"> a </text:span><text:span text:style-name="T8">10</text:span><text:span text:style-name="T2">, oraz przychodzą w odstępach czasu pomiędzy </text:span><text:span text:style-name="T8">7</text:span><text:span text:style-name="T2">, a </text:span><text:span text:style-name="T8">13</text:span><text:span text:style-name="T2">. Sprawia to, że procesy mało na siebie nachodzą co pozwaa zbadać różnicę w obsłudze dużej i małej ilości procesów. </text:span><text:span text:style-name="T7">(suche pliki z danymi są nazwane w sposób lp_</text:span><text:span text:style-name="T10">*</text:span><text:span text:style-name="T7">, gdzie </text:span><text:span text:style-name="T10">*</text:span><text:span text:style-name="T7"> to ilość procesów)</text:span></text:p>
      <text:p text:style-name="P25"><draw:frame draw:style-name="fr1" draw:name="Object1" text:anchor-type="char" svg:x="-0.7508in" svg:y="0.1063in" svg:width="2.6756in" svg:height="2.2256in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ct3" text:anchor-type="char" svg:x="4.6366in" svg:y="0.072in" svg:width="2.8429in" svg:height="2.3618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5"><draw:frame draw:style-name="fr1" draw:name="Object2" text:anchor-type="char" svg:x="2.0161in" svg:y="-0.0984in" svg:width="2.6217in" svg:height="2.1807in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P3" text:outline-level="4"/>
      <text:p text:style-name="P13"/>
      <text:h text:style-name="P3" text:outline-level="4"/>
      <text:p text:style-name="P13"/>
      <text:p text:style-name="P13"/>
      <text:p text:style-name="P13"/>
      <text:p text:style-name="P13"/>
      <text:p text:style-name="P23">Dane po <text:span text:style-name="T22">momencie przybycia procesów</text:span>:</text:p>
      <text:p text:style-name="P14"><text:span text:style-name="T17">Zostało wygenerowane 100 procesów, które przychodzą w czasie losowym pomiędzy 7 a 13. </text:span><text:span text:style-name="T18">Dane są podzielone na 3 różne podkategorie gdzie zawierają losowe czasytrwania procesów od 5 do 9 </text:span><text:span text:style-name="T21">(low)</text:span><text:span text:style-name="T18">, od 15 do 25 </text:span><text:span text:style-name="T21">(high)</text:span><text:span text:style-name="T18">, oraz od 3 do 20 </text:span><text:span text:style-name="T21">(</text:span><text:span text:style-name="T22">med</text:span><text:span text:style-name="T21">)</text:span><text:span text:style-name="T18">. Taki zestaw pozwala na zaobserwowanie jak na poszczególne algorytmy wpływa czas trwania procesów. (dane są zapisane w plikach pl_</text:span><text:span text:style-name="T19">*</text:span><text:span text:style-name="T18">)</text:span></text:p>
      <text:p text:style-name="P13"/>
      <text:p text:style-name="P13"><draw:frame draw:style-name="fr1" draw:name="Object5" text:anchor-type="char" svg:x="2.0161in" svg:y="0.2744in" svg:width="2.8402in" svg:height="2.3602in" draw:z-index="4"><draw:object xlink:href="./Object 5" xlink:type="simple" xlink:show="embed" xlink:actuate="onLoad"/><draw:image xlink:href="./ObjectReplacements/Object 5" xlink:type="simple" xlink:show="embed" xlink:actuate="onLoad"/></draw:frame><draw:frame draw:style-name="fr1" draw:name="Object4" text:anchor-type="char" svg:x="-0.7665in" svg:y="0.2335in" svg:width="2.8402in" svg:height="2.3602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3"><draw:frame draw:style-name="fr1" draw:name="Object6" text:anchor-type="char" svg:x="4.6402in" svg:y="-0.0571in" svg:width="2.8402in" svg:height="2.3602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4"/>
      <text:p text:style-name="P24"><text:soft-page-break/>Dane po czasie trwania procesów:</text:p>
      <text:p text:style-name="P15"><text:span text:style-name="T18">Z</text:span>ostały wygenerowane, trzy zestawy danych. W dwóch pierwszych zestawach, czas wykonania danych został wygenerowany za pomocą </text:p>
      <text:h text:style-name="P3" text:outline-level="4"/>
      <text:p text:style-name="P13"/>
      <text:h text:style-name="P3" text:outline-level="4"/>
      <text:p text:style-name="P13"/>
      <text:p text:style-name="P13"/>
      <text:p text:style-name="P13"/>
      <text:p text:style-name="P13"/>
      <text:h text:style-name="P3" text:outline-level="4">Podsumowanie:</text:h>
      <text:p text:style-name="P11"><text:span text:style-name="T2">Sex</text:span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h text:style-name="P2" text:outline-level="3"><text:span text:style-name="T3">Zadanie </text:span><text:span text:style-name="T2">2</text:span><text:span text:style-name="T3"> - </text:span><text:span text:style-name="T4">s</text:span><text:span text:style-name="T3">ymulacja algorytmów zastępowania stron</text:span></text:h>
      <text:h text:style-name="P4" text:outline-level="4">Wybrane algorytmy:</text:h>
      <text:list text:style-name="L1">
        <text:list-item>
          <text:p text:style-name="P10">LFU</text:p>
        </text:list-item>
        <text:list-item>
          <text:p text:style-name="P10">LRU</text:p>
        </text:list-item>
      </text:list>
      <text:p text:style-name="P5"/>
      <text:h text:style-name="P4" text:outline-level="4">Kryterium Oceniania:</text:h>
      <text:p text:style-name="P11">sex</text:p>
      <text:h text:style-name="P4" text:outline-level="4"><text:span text:style-name="T1">Przedstawienie danych</text:span>:</text:h>
      <text:p text:style-name="P11"><text:span text:style-name="T2">sex</text:span></text:p>
      <text:h text:style-name="P4" text:outline-level="4">Podsumowanie:</text:h>
      <text:p text:style-name="P11"><text:span text:style-name="T2">Sex</text:span></text:p>
      <text:p text:style-name="P11"><text:span text:style-name="T1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5:08:52.472606853</meta:creation-date>
    <dc:date>2024-06-20T19:30:58.061218850</dc:date>
    <meta:editing-duration>PT2H27M43S</meta:editing-duration>
    <meta:editing-cycles>7</meta:editing-cycles>
    <meta:generator>LibreOffice/24.2.4.2$Linux_X86_64 LibreOffice_project/420$Build-2</meta:generator>
    <meta:document-statistic meta:table-count="0" meta:image-count="0" meta:object-count="6" meta:page-count="4" meta:paragraph-count="38" meta:word-count="342" meta:character-count="2288" meta:non-whitespace-character-count="199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796cm" svg:height="5.653cm" xlink:href="." xlink:type="simple" chart:class="chart:bar" chart:style-name="ch1">
        <chart:title svg:x="1.688cm" svg:y="0.249cm" chart:style-name="ch2">
          <text:p>dla 20 procesów</text:p>
        </chart:title>
        <chart:plot-area chart:style-name="ch3" chart:data-source-has-labels="both" svg:x="0.135cm" svg:y="1.141cm" svg:width="6.526cm" svg:height="4.399cm">
          <chart:coordinate-region svg:x="0.756cm" svg:y="1.34cm" svg:width="5.905cm" svg:height="3.553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</text:p>
                <text:list>
                  <text:list-item>
                    <text:p/>
                  </text:list-item>
                  <text:list-item>
                    <text:p>response time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FCFS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SJF_NW</text:p>
              </table:table-cell>
              <table:table-cell office:value-type="float" office:value="15.35">
                <text:p>15.35</text:p>
              </table:table-cell>
            </table:table-row>
            <table:table-row>
              <table:table-cell office:value-type="string">
                <text:p>SJF_W</text:p>
              </table:table-cell>
              <table:table-cell office:value-type="float" office:value="19.15">
                <text:p>19.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658cm" svg:height="5.538cm" xlink:href="." xlink:type="simple" chart:class="chart:bar" chart:style-name="ch1">
        <chart:title svg:x="1.619cm" svg:y="0.246cm" chart:style-name="ch2">
          <text:p>dla 30 procesów</text:p>
        </chart:title>
        <chart:plot-area chart:style-name="ch3" chart:data-source-has-labels="both" svg:x="0.133cm" svg:y="1.135cm" svg:width="6.392cm" svg:height="4.293cm">
          <chart:coordinate-region svg:x="0.754cm" svg:y="1.335cm" svg:width="5.771cm" svg:height="3.446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</text:p>
                <text:list>
                  <text:list-item>
                    <text:p/>
                  </text:list-item>
                  <text:list-item>
                    <text:p>response time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FCFS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SJF_NW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SJF_W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221cm" svg:height="5.998cm" xlink:href="." xlink:type="simple" chart:class="chart:bar" chart:style-name="ch1">
        <chart:subtitle svg:x="1.992cm" svg:y="0.119cm" chart:style-name="ch2">
          <text:p>dla 130 procesów</text:p>
        </chart:subtitle>
        <chart:plot-area chart:style-name="ch3" chart:data-source-has-labels="both" svg:x="0.144cm" svg:y="0.921cm" svg:width="6.933cm" svg:height="4.958cm">
          <chart:coordinate-region svg:x="0.951cm" svg:y="1.12cm" svg:width="6.126cm" svg:height="4.112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</text:p>
                <text:list>
                  <text:list-item>
                    <text:p/>
                  </text:list-item>
                  <text:list-item>
                    <text:p>response time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FCFS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SJF_NW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SJF_W</text:p>
              </table:table-cell>
              <table:table-cell office:value-type="float" office:value="139">
                <text:p>1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214cm" svg:height="5.995cm" xlink:href="." xlink:type="simple" chart:class="chart:bar" chart:style-name="ch1">
        <chart:subtitle svg:x="3.246cm" svg:y="0.119cm" chart:style-name="ch2">
          <text:p>low</text:p>
        </chart:subtitle>
        <chart:plot-area chart:style-name="ch3" chart:data-source-has-labels="both" svg:x="0.144cm" svg:y="0.921cm" svg:width="6.926cm" svg:height="4.955cm">
          <chart:coordinate-region svg:x="1.056cm" svg:y="1.12cm" svg:width="6.014cm" svg:height="4.109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</text:p>
                <text:list>
                  <text:list-item>
                    <text:p/>
                  </text:list-item>
                  <text:list-item>
                    <text:p>response time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FCFS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SJF_NW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SJF_W</text:p>
              </table:table-cell>
              <table:table-cell office:value-type="float" office:value="0.14">
                <text:p>0.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214cm" svg:height="5.995cm" xlink:href="." xlink:type="simple" chart:class="chart:bar" chart:style-name="ch1">
        <chart:subtitle svg:x="3.166cm" svg:y="0.119cm" chart:style-name="ch2">
          <text:p>high</text:p>
        </chart:subtitle>
        <chart:plot-area chart:style-name="ch3" chart:data-source-has-labels="both" svg:x="0.144cm" svg:y="0.921cm" svg:width="6.926cm" svg:height="4.955cm">
          <chart:coordinate-region svg:x="0.951cm" svg:y="1.12cm" svg:width="6.119cm" svg:height="4.109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</text:p>
                <text:list>
                  <text:list-item>
                    <text:p/>
                  </text:list-item>
                  <text:list-item>
                    <text:p>response time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FCFS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SJF_NW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SJF_W</text:p>
              </table:table-cell>
              <table:table-cell office:value-type="float" office:value="435">
                <text:p>4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214cm" svg:height="5.995cm" xlink:href="." xlink:type="simple" chart:class="chart:bar" chart:style-name="ch1">
        <chart:subtitle svg:x="3.153cm" svg:y="0.119cm" chart:style-name="ch2">
          <text:p>med</text:p>
        </chart:subtitle>
        <chart:plot-area chart:style-name="ch3" chart:data-source-has-labels="both" svg:x="0.144cm" svg:y="0.921cm" svg:width="6.926cm" svg:height="4.955cm">
          <chart:coordinate-region svg:x="0.765cm" svg:y="1.12cm" svg:width="6.305cm" svg:height="4.109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</text:p>
                <text:list>
                  <text:list-item>
                    <text:p/>
                  </text:list-item>
                  <text:list-item>
                    <text:p>response time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FCFS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SJF_NW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SJF_W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